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a33f9" officeooo:paragraph-rsid="000a33f9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terza par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1:24.937216376</meta:creation-date>
    <dc:date>2023-12-22T17:02:38.102219189</dc:date>
    <meta:editing-duration>PT1M14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7.3.7.2$Linux_X86_64 LibreOffice_project/30$Build-2</meta:generator>
  </office:meta>
</office:document-meta>
</file>